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1"/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Heading_20_2">
      <style:paragraph-properties fo:break-before="page"/>
    </style:style>
    <style:style style:name="P8" style:family="paragraph" style:parent-style-name="List_20_Heading">
      <style:paragraph-properties fo:margin-left="0.3937in" fo:margin-right="0.3937in" fo:margin-top="0in" fo:margin-bottom="0.1965in" fo:text-indent="0in" style:auto-text-indent="false"/>
    </style:style>
    <style:style style:name="P9" style:family="paragraph" style:parent-style-name="List_20_Contents">
      <style:paragraph-properties fo:margin-left="0.7874in" fo:margin-right="0.3937in" fo:margin-top="0in" fo:margin-bottom="0.1965in" fo:text-indent="0in" style:auto-text-indent="false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"/>
    </style:style>
    <style:style style:name="P11" style:family="paragraph" style:parent-style-name="Standard">
      <style:paragraph-properties fo:margin-left="0.4925in" fo:margin-right="0in" fo:text-indent="0in" style:auto-text-indent="false"/>
    </style:style>
    <style:style style:name="P12" style:family="paragraph" style:parent-style-name="Standard">
      <style:paragraph-properties fo:margin-left="0.9846in" fo:margin-right="0in" fo:text-indent="0in" style:auto-text-indent="false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style:font-name="Courier" fo:font-weight="normal" style:font-weight-asian="normal" style:font-weight-complex="normal"/>
    </style:style>
    <style:style style:name="P16" style:family="paragraph" style:parent-style-name="List_20_Contents">
      <style:paragraph-properties fo:margin-left="0in" fo:margin-right="0.3937in" fo:margin-top="0in" fo:margin-bottom="0.1965in" fo:text-indent="0in" style:auto-text-indent="false"/>
    </style:style>
    <style:style style:name="P17" style:family="paragraph" style:parent-style-name="List_20_Contents" style:list-style-name="L5">
      <style:paragraph-properties fo:margin-left="0in" fo:margin-right="0.3937in" fo:margin-top="0in" fo:margin-bottom="0.1965in" fo:text-indent="0in" style:auto-text-indent="false"/>
    </style:style>
    <style:style style:name="P18" style:family="paragraph" style:parent-style-name="Preformatted_20_Text">
      <style:paragraph-properties fo:margin-left="0.4925in" fo:margin-right="0in" fo:text-indent="0in" style:auto-text-indent="false"/>
      <style:text-properties style:font-name="Courier"/>
    </style:style>
    <style:style style:name="P19" style:family="paragraph" style:parent-style-name="Preformatted_20_Text">
      <style:paragraph-properties fo:margin-left="0.4925in" fo:margin-right="0in" fo:margin-top="0in" fo:margin-bottom="0.1965in" fo:text-indent="0in" style:auto-text-indent="false"/>
      <style:text-properties style:font-name="Courier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Bitstream Vera Serif"/>
    </style:style>
    <style:style style:name="P21" style:family="paragraph" style:parent-style-name="Standard">
      <style:text-properties style:font-name="Courier"/>
    </style:style>
    <style:style style:name="P22" style:family="paragraph" style:parent-style-name="Standard">
      <style:paragraph-properties fo:margin-left="0.4925in" fo:margin-right="0in" fo:margin-top="0in" fo:margin-bottom="0.1965in" fo:text-indent="0in" style:auto-text-indent="false"/>
      <style:text-properties style:font-name="Courier"/>
    </style:style>
    <style:style style:name="P23" style:family="paragraph" style:parent-style-name="Standard">
      <style:paragraph-properties fo:margin-left="0.4925in" fo:margin-right="0in" fo:margin-top="0in" fo:margin-bottom="0.1965in" fo:text-indent="0in" style:auto-text-indent="false"/>
      <style:text-properties style:font-name="Bitstream Vera Serif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style:font-name="Courier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Bitstream Vera Serif"/>
    </style:style>
    <style:style style:name="P26" style:family="paragraph" style:parent-style-name="Standard">
      <style:text-properties fo:font-style="normal" style:font-style-asian="normal" style:font-style-complex="normal"/>
    </style:style>
    <style:style style:name="P27" style:family="paragraph" style:parent-style-name="Text_20_body" style:list-style-name="L6"/>
    <style:style style:name="P28" style:family="paragraph" style:parent-style-name="Text_20_body" style:list-style-name="L7">
      <style:paragraph-properties fo:margin-left="-0.4925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29" style:family="paragraph" style:parent-style-name="Text_20_body" style:list-style-name="L8">
      <style:paragraph-properties fo:margin-left="-0.4925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0" style:family="paragraph" style:parent-style-name="Text_20_body" style:list-style-name="L9">
      <style:paragraph-properties fo:margin-left="-0.4925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1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2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font-name="Courier" fo:font-style="normal" style:font-style-asian="normal" style:font-style-complex="normal"/>
    </style:style>
    <style:style style:name="P33" style:family="paragraph" style:parent-style-name="Text_20_body">
      <style:paragraph-properties fo:margin-left="0.4925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 style:master-page-name="">
      <style:paragraph-properties fo:margin-left="0in" fo:margin-right="0in" fo:margin-top="0in" fo:margin-bottom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0.4925in" fo:margin-right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style:font-name="Bitstream Vera Serif"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in" fo:margin-right="0in" fo:margin-top="0in" fo:margin-bottom="0in" fo:text-indent="0in" style:auto-text-indent="false" fo:break-before="page"/>
      <style:text-properties fo:font-style="normal" style:font-style-asian="normal" style:font-style-complex="normal"/>
    </style:style>
    <style:style style:name="P41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style:font-name="Courier"/>
    </style:style>
    <style:style style:name="P43" style:family="paragraph" style:parent-style-name="Text_20_body">
      <style:text-properties style:font-name="Courier"/>
    </style:style>
    <style:style style:name="P44" style:family="paragraph" style:parent-style-name="Text_20_body">
      <style:text-properties style:font-name="Bitstream Vera Serif"/>
    </style:style>
    <style:style style:name="P45" style:family="paragraph" style:parent-style-name="Heading_20_3">
      <style:text-properties style:font-name="Bitstream Vera Sans"/>
    </style:style>
    <style:style style:name="P46" style:family="paragraph" style:parent-style-name="Text_20_body">
      <style:text-properties style:font-name="Bitstream Vera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urie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" fo:font-style="italic" style:font-style-asian="italic" style:font-style-complex="italic"/>
    </style:style>
    <style:style style:name="T4" style:family="text">
      <style:text-properties style:font-name="Courier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use-window-font-color="true"/>
    </style:style>
    <style:style style:name="T7" style:family="text">
      <style:text-properties style:font-name="Courier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Bitstream Vera Seri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 Availability Setup Guide</text:p>
      <text:p text:style-name="Standard">*** Draft ***</text:p>
      <text:p text:style-name="P2">Revised: <text:date style:data-style-name="N37" text:date-value="2006-02-14T09:16:41.98" text:fixed="true">02/14/06</text:date></text:p>
      <text:h text:style-name="Heading_20_1" text:outline-level="1">Introduction</text:h>
      <text:p text:style-name="Standard">This document describes the extra steps needed to configure a pair of systems for redundant operation to provide highly available calling service. <text:s/>It does not replace the normal installation guide; it should be used with the normal instructions to make the manual changes needed for a high availability installation.</text:p>
      <text:p text:style-name="Standard"/>
      <text:p text:style-name="Text_20_body">In an HA configuration, there are two servers: </text:p>
      <text:list text:style-name="L1">
        <text:list-item>
          <text:p text:style-name="P3">one Master Server running the full set of services.</text:p>
        </text:list-item>
        <text:list-item>
          <text:p text:style-name="P3">one Distributed Server running: </text:p>
          <text:list>
            <text:list-item>
              <text:p text:style-name="P3">forking proxy (sipproxy)</text:p>
            </text:list-item>
            <text:list-item>
              <text:p text:style-name="P3">authentication proxy (sipauthproxy)</text:p>
            </text:list-item>
            <text:list-item>
              <text:p text:style-name="P4">registrar/redirect service (sipregistrar)</text:p>
            </text:list-item>
          </text:list>
        </text:list-item>
      </text:list>
      <text:h text:style-name="Heading_20_2" text:outline-level="2">Hardware</text:h>
      <text:p text:style-name="Standard">Both servers should conform to the standard hardware guidelines in the installation guide. However, only the Master Server hosts a VXML service and stores the associated voicemail, so the Distributed Server does not need to budget disk for voicemail; it may have a /var partition that is correspondingly smaller. </text:p>
      <text:h text:style-name="Heading_20_2" text:outline-level="2">Select Server Names and Addresses</text:h>
      <text:p text:style-name="Standard">Select the fully qualified host names and IP addresses for your sipX servers. In the examples below, “example.com” represents the local domain name; replace it with your actual domain name for your installation. The host names used here are:</text:p>
      <text:p text:style-name="Standard"/>
      <text:list text:style-name="L2">
        <text:list-item>
          <text:p text:style-name="P5"><text:span text:style-name="T1">sipx1.example.com</text:span> for the Master Server</text:p>
        </text:list-item>
        <text:list-item>
          <text:p text:style-name="P5"><text:span text:style-name="T1">sipx2.example.com</text:span> for the Distributed Server</text:p>
        </text:list-item>
      </text:list>
      <text:p text:style-name="Standard"/>
      <text:p text:style-name="Standard">The HA system as a whole has a name of its own – the SIP domain name. <text:s/>This is the name that is used as the right side of the SIP addresses (sip:<text:a xlink:type="simple" xlink:href="mailto:user@domain">user@domain</text:a>). <text:s/>Typically, this will be the domain name of the organization (example.com), but it may be any unique name within that domain.</text:p>
      <text:h text:style-name="Heading_20_1" text:outline-level="1">Installation</text:h>
      <text:p text:style-name="Text_20_body">The recommended installation sequence is:</text:p>
      <text:list text:style-name="L3">
        <text:list-item>
          <text:p text:style-name="P6">Install the Master Server</text:p>
        </text:list-item>
        <text:list-item>
          <text:p text:style-name="P6">Configure DNS</text:p>
        </text:list-item>
        <text:list-item>
          <text:p text:style-name="P6">Create TLS/SSL certificates</text:p>
        </text:list-item>
        <text:list-item>
          <text:p text:style-name="P6">Install the Distributed Server</text:p>
        </text:list-item>
        <text:list-item>
          <text:p text:style-name="P6">Modify Configurations</text:p>
        </text:list-item>
      </text:list>
      <text:p text:style-name="Text_20_body">Each of these steps is detailed below.</text:p>
      <text:h text:style-name="Heading_20_2" text:outline-level="2"/>
      <text:h text:style-name="P7" text:outline-level="2">Install Master Server</text:h>
      <text:p text:style-name="Text_20_body">Install the Master Server software normally, using the names you chose above for the SIP domain name and the host <text:s/>name.</text:p>
      <text:h text:style-name="Heading_20_2" text:outline-level="2">Configure DNS</text:h>
      <text:p text:style-name="Text_20_body">In order to provide load sharing and failover, all SIP message routing to redundant services in an HA configuration uses DNS SRV records. The following SRV records are required: </text:p>
      <text:p text:style-name="P8">domain </text:p>
      <text:p text:style-name="P9">The domain record maps the SIP domain name to the proxy host names. </text:p>
      <text:p text:style-name="P8">registrar </text:p>
      <text:p text:style-name="P9">In an HA configuration, each proxy is configured to use a registry service name that is <text:s/>mapped first to the registrar instance on the same Server, and then falls back to the registrar instance on the other Server .</text:p>
      <text:p text:style-name="P8">authproxy </text:p>
      <text:p text:style-name="P9">The authorization proxy service is also addressed using a service name that prefers the local instance first, with a fallback to the redundant instance.</text:p>
      <text:p text:style-name="Standard">To generate all the DNS records needed for your installation, use the <text:span text:style-name="T1">sipx-dns</text:span> command on the Master Server; log in to the server, and execute:</text:p>
      <text:p text:style-name="Standard"/>
      <text:p text:style-name="P10">sipx-dns <text:span text:style-name="T2">sip-domain server-name</text:span>/server-<text:span text:style-name="T2">ip server-name</text:span>/server-<text:span text:style-name="T2">ip</text:span></text:p>
      <text:p text:style-name="Standard"/>
      <text:p text:style-name="Standard">substituting your names and IP addresses:</text:p>
      <text:p text:style-name="Standard"/>
      <text:p text:style-name="P11">sip-domain <text:s text:c="2"/></text:p>
      <text:p text:style-name="P12">Is the domain that will be used as the domain part of your SIP addresses. <text:s/>Typically, this will be your top level domain name (example.com).</text:p>
      <text:p text:style-name="Standard"/>
      <text:p text:style-name="P11">server-name/server-ip</text:p>
      <text:p text:style-name="P12">This is the fully qualified name and IP address of each sipXpbx server in your domain, separated by a ‘/’ character.</text:p>
      <text:p text:style-name="Standard"/>
      <text:p text:style-name="Standard">The output of the <text:span text:style-name="T1">sipx-dns</text:span> command is suitable for use in a zone file for the BIND nameserver (Linux <text:span text:style-name="T1">named</text:span>).</text:p>
      <text:h text:style-name="Heading_20_3" text:outline-level="3"/>
      <text:h text:style-name="P13" text:outline-level="3">Example DNS Configuration</text:h>
      <text:p text:style-name="Text_20_body">For the example HA configuration, the DNS records can be generated by:</text:p>
      <text:p text:style-name="Standard"/>
      <text:p text:style-name="P10">sipx-dns example.com sipx1.example.com/10.1.1.50 sipx2.example.com/10.1.2.50</text:p>
      <text:p text:style-name="P14"/>
      <text:p text:style-name="P14">the output generated is:</text:p>
      <text:p text:style-name="P14"/>
      <text:p text:style-name="P15">;;;;;;;;;;;;;;;;;;;;;;;;;;;;;;;;;;;;;;;;;;;;;;;;;;;;;;;;;;;;;;;;</text:p>
      <text:p text:style-name="P15">; sipX Servers for SIP domain 'example.com'</text:p>
      <text:p text:style-name="P15">;;;;;;;;;;;;;;;;;;;;;;;;;;;;;;;;;;;;;;;;;;;;;;;;;;;;;;;;;;;;;;;;</text:p>
      <text:p text:style-name="P15">sipx1.example.com.<text:tab/>IN<text:tab/>A<text:tab/>10.1.1.50</text:p>
      <text:p text:style-name="P15">sipx2.example.com.<text:tab/>IN<text:tab/>A<text:tab/>10.1.2.50</text:p>
      <text:p text:style-name="P15"/>
      <text:p text:style-name="P15">; Allow either UDP or TCP at equal preference</text:p>
      <text:p text:style-name="P15">example.com.<text:tab/><text:tab/>IN<text:tab/>NAPTR<text:tab/>2 0 "s" "SIP+D2T" "" _sip._tcp.example.com.</text:p>
      <text:p text:style-name="P15">example.com.<text:tab/><text:tab/>IN<text:tab/>NAPTR<text:tab/>2 0 "s" "SIP+D2U" "" _sip._udp.example.com.</text:p>
      <text:p text:style-name="P15">_sip._tcp.example.com.<text:tab/>IN<text:tab/>SRV<text:tab/>1 0 5060 sipx1.example.com.</text:p>
      <text:p text:style-name="P15">_sip._tcp.example.com.<text:tab/>IN<text:tab/>SRV<text:tab/>1 0 5060 sipx2.example.com.</text:p>
      <text:p text:style-name="P15">_sip._udp.example.com.<text:tab/>IN<text:tab/>SRV<text:tab/>1 0 5060 sipx1.example.com.</text:p>
      <text:p text:style-name="P15">_sip._udp.example.com.<text:tab/>IN<text:tab/>SRV<text:tab/>1 0 5060 sipx2.example.com.</text:p>
      <text:p text:style-name="P15"/>
      <text:p text:style-name="P15">; sipx1.example.com routing for registry/redirect service</text:p>
      <text:p text:style-name="P15">_sip._tcp.rr.sipx1.example.com.<text:tab/>IN<text:tab/>SRV<text:tab/>1 <text:s text:c="2"/>0 5070 sipx1.example.com.</text:p>
      <text:p text:style-name="P15">_sip._tcp.rr.sipx1.example.com.<text:tab/>IN<text:tab/>SRV<text:tab/>2 100 5070 sipx2.example.com.</text:p>
      <text:p text:style-name="P15"/>
      <text:p text:style-name="P15">; sipx1.example.com routing for authorization service</text:p>
      <text:p text:style-name="P15">_sip._tcp.ap.sipx1.example.com.<text:tab/>IN<text:tab/>SRV<text:tab/>1 <text:s text:c="2"/>0 5080 sipx1.example.com.</text:p>
      <text:p text:style-name="P15">_sip._tcp.ap.sipx1.example.com.<text:tab/>IN<text:tab/>SRV<text:tab/>2 100 5080 sipx2.example.com.</text:p>
      <text:p text:style-name="P15"/>
      <text:p text:style-name="P15">; sipx2.example.com routing for registry/redirect service</text:p>
      <text:p text:style-name="P15">_sip._tcp.rr.sipx2.example.com.<text:tab/>IN<text:tab/>SRV<text:tab/>1 <text:s text:c="2"/>0 5070 sipx2.example.com.</text:p>
      <text:p text:style-name="P15">_sip._tcp.rr.sipx2.example.com.<text:tab/>IN<text:tab/>SRV<text:tab/>2 100 5070 sipx1.example.com.</text:p>
      <text:p text:style-name="P15"/>
      <text:p text:style-name="P15">; sipx2.example.com routing for authorization service</text:p>
      <text:p text:style-name="P15">_sip._tcp.ap.sipx2.example.com.<text:tab/>IN<text:tab/>SRV<text:tab/>1 <text:s text:c="2"/>0 5080 sipx2.example.com.</text:p>
      <text:p text:style-name="P15">_sip._tcp.ap.sipx2.example.com.<text:tab/>IN<text:tab/>SRV<text:tab/>2 100 5080 sipx1.example.com.</text:p>
      <text:p text:style-name="P15"/>
      <text:p text:style-name="P15">;;;;;;;;;;;;;;;;;;;;;;;;;;;;;;;;;;;;;;;;;;;;;;;;;;;;;;;;;;;;;;;;</text:p>
      <text:p text:style-name="Standard"/>
      <text:h text:style-name="P7" text:outline-level="2">Create TLS/SSL Certificates</text:h>
      <text:p text:style-name="P16">The synchronization of the replicated services in an HA configuration is secured by TLS, and requires that:</text:p>
      <text:list text:style-name="L5">
        <text:list-item>
          <text:p text:style-name="P17">the certificates for each system are signed by an authority trusted by each system.</text:p>
        </text:list-item>
        <text:list-item>
          <text:p text:style-name="P17">Each certificate contains a SubjectAltName entry with the DNS name for the host.</text:p>
        </text:list-item>
      </text:list>
      <text:p text:style-name="Standard">If you use the gen-ssl-keys.sh script to create self-signed certificates for your systems, these requirements are met for you. <text:s/></text:p>
      <text:p text:style-name="Standard"/>
      <text:p text:style-name="Standard">Create and install the certificate for the Master Server by logging in to the Master Server, and execute:</text:p>
      <text:p text:style-name="P11"/>
      <text:p text:style-name="P18">mkdir $HOME/sslkeys</text:p>
      <text:p text:style-name="P19">cd $HOME/sslkeys<text:line-break/>/usr/bin/ssl-cert/gen-ssl-keys.sh</text:p>
      <text:p text:style-name="P20">answer the questions, providing the name of your domain and the Master Server.</text:p>
      <text:p text:style-name="P20"/>
      <text:p text:style-name="Standard">To create a compatible certificate for the Distributed Server, in that same directory execute:</text:p>
      <text:p text:style-name="P21"/>
      <text:p text:style-name="P22">/usr/bin/ssl-cert/gen-ssl-keys.sh --csr</text:p>
      <text:p text:style-name="P23">answer the questions; the default answers should be correct for all but the full name of the server : provide the name of the Distributed Server. <text:s/>The above creates a key and a certificate request for the Distributed Server. <text:s/>The certificate request is the file named <text:span text:style-name="T3">dist-server</text:span><text:span text:style-name="T4">.csr</text:span>, where <text:span text:style-name="T3">dist-server</text:span> is the name of the Distributed Server. <text:s/>To create the certificate for the Distributed Server, execute:</text:p>
      <text:p text:style-name="P22">/usr/bin/ssl-cert/gen-ssl-keys.sh –sign <text:span text:style-name="T2">dist-server</text:span><text:span text:style-name="T5">.csr</text:span></text:p>
      <text:p text:style-name="P20">The above will produce the files:</text:p>
      <text:p text:style-name="P24"><text:span text:style-name="T2">dist-server</text:span>.key<text:line-break/><text:span text:style-name="T2">dist-server</text:span>.crt</text:p>
      <text:p text:style-name="P24"><text:span text:style-name="T2">caname</text:span>.crt</text:p>
      <text:p text:style-name="P20">where <text:span text:style-name="T3">caname</text:span> is the name you provided for the Certificate Authority. <text:s/>These three files will need to be copied to the Distributed Server when it is installed (see below).</text:p>
      <text:p text:style-name="P20"/>
      <text:p text:style-name="P25">Install the certificates and key for the Master Server by running the following as root in that directory:</text:p>
      <text:p text:style-name="P20"/>
      <text:p text:style-name="P10">/usr/bin/ssl-cert/install-cert.sh</text:p>
      <text:h text:style-name="Heading_20_2" text:outline-level="2"/>
      <text:h text:style-name="P7" text:outline-level="2">Install the Distributed Server</text:h>
      <text:p text:style-name="P26">Install the sipXpbx software on the Distributed Server normally. <text:s text:c="2"/>When you reach the step of generating the TLS/SSL certificate, rather than generating new certificates, copy the three files listed above to a directory on the Distributed Server and execute the following as root in that directory:</text:p>
      <text:p text:style-name="P20"/>
      <text:p text:style-name="P10">/usr/bin/ssl-cert/install-cert.sh</text:p>
      <text:p text:style-name="Standard"/>
      <text:p text:style-name="Standard">When the installation is finished, log in to the server to modify configurations.</text:p>
      <text:h text:style-name="Heading_20_2" text:outline-level="2">Modify Configurations</text:h>
      <text:p text:style-name="Text_20_body">There are <text:span text:style-name="T6">5 sets of</text:span> changes to be made to the configurations:</text:p>
      <text:list text:style-name="L6">
        <text:list-item>
          <text:p text:style-name="P27">Disable non-replicated services on the Distributed Server.</text:p>
        </text:list-item>
        <text:list-item>
          <text:p text:style-name="P27">Configure routing for non-replicated services on the Distributed Server</text:p>
        </text:list-item>
        <text:list-item>
          <text:p text:style-name="P27">Configure the Master Server to manage the Distributed Server.</text:p>
        </text:list-item>
        <text:list-item>
          <text:p text:style-name="P27">Configure registry synchronization on both servers.</text:p>
        </text:list-item>
        <text:list-item>
          <text:p text:style-name="P27">Configure routing for redundant services on both servers.</text:p>
        </text:list-item>
      </text:list>
      <text:h text:style-name="Heading_20_3" text:outline-level="3">Disable non-replicated services on the Distributed Server</text:h>
      <text:p text:style-name="Text_20_body">The Distributed Server runs only three services:</text:p>
      <text:list text:style-name="L7">
        <text:list-item>
          <text:list>
            <text:list-item>
              <text:p text:style-name="P28">registrar/redirect service (sipregistrar)</text:p>
            </text:list-item>
          </text:list>
        </text:list-item>
      </text:list>
      <text:list text:style-name="L8">
        <text:list-item>
          <text:list>
            <text:list-item>
              <text:p text:style-name="P29">forking proxy (sipproxy)</text:p>
            </text:list-item>
          </text:list>
        </text:list-item>
      </text:list>
      <text:list text:style-name="L9">
        <text:list-item>
          <text:list>
            <text:list-item>
              <text:p text:style-name="P30">authentication proxy (sipauthproxy)</text:p>
            </text:list-item>
          </text:list>
        </text:list-item>
      </text:list>
      <text:p text:style-name="P31"/>
      <text:p text:style-name="P31">To disable the other services, changes are needed in two files:</text:p>
      <text:p text:style-name="P31"/>
      <text:p text:style-name="P32">/etc/sipxpbx/WatchDog.xml</text:p>
      <text:p text:style-name="P32">/etc/sipxpbx/ProcessDefinitions.xml</text:p>
      <text:p text:style-name="P33"/>
      <text:p text:style-name="P31">Edit the file <text:span text:style-name="T7">/etc/sipxpbx/WatchDog.xml </text:span><text:span text:style-name="T8">on the Distributed Server (for safety, first make a backup copy of the file, e.g., WatchDog.xml.bak). Each process has an entry like this one for the status server:</text:span></text:p>
      <text:p text:style-name="P34"/>
      <text:p text:style-name="P35"><text:s text:c="6"/>&lt;process name="SIPStatus"</text:p>
      <text:p text:style-name="P36"><text:s text:c="9"/>restart="enable" max_restarts="3" report="enable" max_reports="3"&gt;</text:p>
      <text:p text:style-name="P36"><text:s text:c="9"/>&lt;failure_contact method="email"&gt;wgillett@localhost&lt;/failure_contact&gt;</text:p>
      <text:p text:style-name="P37"><text:s text:c="6"/>&lt;/process&gt;</text:p>
      <text:p text:style-name="P34">Remove the process elements (from ‘&lt;process’ through ‘&lt;/process&gt;’ inclusive) for all processes except those with the names “KeepAlive”, ”SIPRegistrar”, ”SIPProxy”, and “SIPAuthProxy”, which conveniently appear at the top of WatchDog.xml in the order listed. <text:s/>Save the file, and then run the following command to check that the file is still valid:</text:p>
      <text:p text:style-name="P38">sipx-validate-xml /etc/sipxpbx/WatchDog.xml</text:p>
      <text:p text:style-name="P39">If no error message is printed, the file is valid.</text:p>
      <text:p text:style-name="P31"/>
      <text:p text:style-name="P40">Edit the file <text:span text:style-name="T7">/etc/sipxpbx/ProcessDefinitions.xml </text:span><text:span text:style-name="T8">on the Distributed Server (again, make a backup copy first). Each process has an entry like this one for the status server:</text:span></text:p>
      <text:p text:style-name="P36"/>
      <text:p text:style-name="P41"><text:s text:c="8"/>&lt;process name="SIPStatus"&gt;</text:p>
      <text:p text:style-name="P41"><text:s text:c="12"/>&lt;dependentdelay wait="0" /&gt;</text:p>
      <text:p text:style-name="P41"><text:s text:c="12"/>&lt;stdout file="/dev/null" /&gt;</text:p>
      <text:p text:style-name="P41"><text:s text:c="12"/>&lt;stderr file="/dev/null" /&gt;</text:p>
      <text:p text:style-name="P41"><text:s text:c="12"/>&lt;stdin <text:s/>file="" /&gt;</text:p>
      <text:p text:style-name="P41"><text:s text:c="12"/>&lt;start control="true"&gt;</text:p>
      <text:p text:style-name="P41"><text:s text:c="16"/>&lt;execute command="/opt/ha/bin/sipstatus.sh"</text:p>
      <text:p text:style-name="P41"><text:s text:c="25"/>parameters=""</text:p>
      <text:p text:style-name="P41"><text:s text:c="25"/>defaultdir="/opt/ha/var/log/sipxpbx" /&gt;</text:p>
      <text:p text:style-name="P41"><text:s text:c="12"/>&lt;/start&gt;</text:p>
      <text:p text:style-name="P41"><text:s text:c="12"/>&lt;!-- If no execute, then kill --&gt;</text:p>
      <text:p text:style-name="P41"><text:s text:c="12"/>&lt;stop control="true" /&gt;</text:p>
      <text:p text:style-name="P41"><text:s text:c="12"/>&lt;!-- If no execute, then stop-start --&gt;</text:p>
      <text:p text:style-name="P41"><text:s text:c="12"/>&lt;restart control="true" /&gt;</text:p>
      <text:p text:style-name="P41"><text:s text:c="12"/>&lt;!-- &lt;dependency&gt;??&lt;/dependency&gt; --&gt;</text:p>
      <text:p text:style-name="P41"><text:s text:c="8"/>&lt;/process&gt;</text:p>
      <text:p text:style-name="P41"/>
      <text:p text:style-name="Standard">For each entry in the file except the KeepAlive, SIPRegistrar, SIPProxy, and SIPAuthProxy, <text:s/>change the line:</text:p>
      <text:p text:style-name="P41"><text:s text:c="12"/>&lt;start control="true"&gt;</text:p>
      <text:p text:style-name="Standard">to</text:p>
      <text:p text:style-name="P41"><text:s text:c="12"/>&lt;start control="false"&gt;</text:p>
      <text:p text:style-name="Standard"/>
      <text:p text:style-name="Standard">save the file, and validate it by running:</text:p>
      <text:p text:style-name="Standard"/>
      <text:p text:style-name="P38">sipx-validate-xml /etc/sipxpbx/ProcessDefinitions.xml</text:p>
      <text:p text:style-name="P39">if no errors are printed, the file is valid.</text:p>
      <text:h text:style-name="Heading_20_3" text:outline-level="3">Configure routing for non-replicated services on the Distributed Server</text:h>
      <text:p text:style-name="Text_20_body">In order for requests arriving at the proxy on the Distributed Server to be routed correctly to the services that are available only on the Master Server, edit the file /etc/sipxpbx/config.defs on the Distributed Server.</text:p>
      <text:p text:style-name="Text_20_body">Change each of the following lines (they are not all together like this in the file):</text:p>
      <text:p text:style-name="P42">CONFIG_SERVER_ADDR=${MY_IP_ADDR}</text:p>
      <text:p text:style-name="P42">MEDIA_SERVER_ADDR=${MY_IP_ADDR}</text:p>
      <text:p text:style-name="P42">STATUS_SERVER_ADDR=${MY_IP_ADDR}</text:p>
      <text:p text:style-name="P42">VOICEMAIL_SERVER_ADDR=${MY_IP_ADDR}</text:p>
      <text:p text:style-name="P42">VOICEMAIL_SERVER_HOSTNAME=${MY_IP_ADDR}</text:p>
      <text:p text:style-name="P42">ORBIT_SERVER_ADDR=${MY_IP_ADDR}</text:p>
      <text:p text:style-name="P42">PRESENCE_SERVER_ADDR=${MY_IP_ADDR}</text:p>
      <text:p text:style-name="Standard">on each of the above, replace <text:span text:style-name="T1">${MY_IP_ADDR}</text:span> with the fully qualified host name of your Master Server.</text:p>
      <text:p text:style-name="Standard"/>
      <text:h text:style-name="P13" text:outline-level="3">Configure the Master Server to manage the Distributed Server</text:h>
      <text:p text:style-name="Standard">On the Master Server, edit the file <text:span text:style-name="T1">/etc/sipxpbx/topology.xml.in</text:span>, which should look like:</text:p>
      <text:p text:style-name="Standard"/>
      <text:p text:style-name="P21">&lt;?xml version="1.0" ?&gt;</text:p>
      <text:p text:style-name="P21"/>
      <text:p text:style-name="P21">&lt;!-- This file defines the "topology" file that resides on the </text:p>
      <text:p text:style-name="P21"><text:s text:c="5"/>configuration server. <text:s/>This file acts as a registry/database for </text:p>
      <text:p text:style-name="P21"><text:s text:c="5"/>replication targets and remove process management agents --&gt;</text:p>
      <text:p text:style-name="P21"/>
      <text:p text:style-name="P21">&lt;!DOCTYPE topology [</text:p>
      <text:p text:style-name="P21"><text:s text:c="5"/>&lt;!ELEMENT topology (location+)&gt;</text:p>
      <text:p text:style-name="P21"><text:s text:c="5"/>&lt;!ELEMENT location (component+, replication_url, agent_url, sip_domain?)&gt;</text:p>
      <text:p text:style-name="P21"><text:s text:c="5"/>&lt;!ATTLIST location id CDATA #REQUIRED&gt;</text:p>
      <text:p text:style-name="P21"><text:s text:c="5"/>&lt;!ELEMENT component EMPTY&gt;</text:p>
      <text:p text:style-name="P21"><text:s text:c="5"/>&lt;!ATTLIST component id CDATA <text:s/>#REQUIRED&gt;</text:p>
      <text:p text:style-name="P21"><text:s text:c="5"/>&lt;!ATTLIST component type <text:s/>(media-server | config-server | comm-server) #REQUIRED&gt;</text:p>
      <text:p text:style-name="P21"><text:s text:c="5"/>&lt;!ELEMENT replication_url (#PCDATA)&gt;</text:p>
      <text:p text:style-name="P21"><text:s text:c="5"/>&lt;!ELEMENT agent_url (#PCDATA)&gt;</text:p>
      <text:p text:style-name="P21"><text:s text:c="5"/>&lt;!ELEMENT sip_domain (#PCDATA)&gt;</text:p>
      <text:p text:style-name="P21">]&gt;</text:p>
      <text:p text:style-name="P21"><text:s/></text:p>
      <text:p text:style-name="P21">&lt;topology&gt;</text:p>
      <text:p text:style-name="P21"><text:s text:c="3"/>&lt;location id="Config Server, Media Server and Comm Server"&gt;</text:p>
      <text:p text:style-name="P21"><text:s text:c="6"/>&lt;component id="MediaServer1" type="media-server" /&gt; <text:s text:c="8"/></text:p>
      <text:p text:style-name="P21"><text:s text:c="6"/>&lt;component id="CommServer1" <text:s/>type="comm-server" /&gt; <text:s text:c="8"/></text:p>
      <text:p text:style-name="P21"><text:s text:c="6"/>&lt;replication_url&gt;</text:p>
      <text:p text:style-name="P21"><text:s text:c="9"/>https://${MY_FULL_HOSTNAME}:${CONFIG_SERVER_HTTPS_PORT}/cgi-bin/replication/replication.cgi</text:p>
      <text:p text:style-name="P21"><text:s text:c="6"/>&lt;/replication_url&gt;</text:p>
      <text:p text:style-name="P21"><text:s text:c="6"/>&lt;agent_url&gt;</text:p>
      <text:p text:style-name="P21"><text:s text:c="9"/>https://${MY_FULL_HOSTNAME}:${CONFIG_SERVER_HTTPS_PORT}/cgi-bin/processmonitor/process.cgi</text:p>
      <text:p text:style-name="P21"><text:s text:c="6"/>&lt;/agent_url&gt;</text:p>
      <text:p text:style-name="P21"><text:s text:c="3"/>&lt;/location&gt; <text:s text:c="5"/></text:p>
      <text:p text:style-name="P21"/>
      <text:p text:style-name="P21"><text:s text:c="3"/>&lt;!-- REMOVE THIS LINE TO ADD DISTRIBUTED SERVER </text:p>
      <text:p text:style-name="P21"><text:s text:c="3"/>&lt;location id="Distributed Comm Server"&gt;</text:p>
      <text:p text:style-name="P21"><text:s text:c="6"/>&lt;component id="CommServer2" <text:s/>type="comm-server" /&gt; <text:s text:c="8"/></text:p>
      <text:p text:style-name="P21"><text:s text:c="6"/>&lt;replication_url&gt;</text:p>
      <text:p text:style-name="P21"><text:s text:c="9"/>https://DISTRIBUTED_HOSTNAME:${CONFIG_SERVER_HTTPS_PORT}/cgi-bin/replication/replication.cgi</text:p>
      <text:p text:style-name="P21"><text:s text:c="6"/>&lt;/replication_url&gt;</text:p>
      <text:p text:style-name="P21"><text:s text:c="6"/>&lt;agent_url&gt;</text:p>
      <text:p text:style-name="P21"><text:s text:c="9"/>https://DISTRIBUTED_HOSTNAME:${CONFIG_SERVER_HTTPS_PORT}/cgi-bin/processmonitor/process.cgi</text:p>
      <text:p text:style-name="P21"><text:s text:c="6"/>&lt;/agent_url&gt;</text:p>
      <text:p text:style-name="P21"><text:s text:c="3"/>&lt;/location&gt; <text:s text:c="2"/></text:p>
      <text:p text:style-name="P21"><text:s text:c="3"/>REMOVE THIS LINE TO ADD DISTRIBUTED SERVER --&gt;</text:p>
      <text:p text:style-name="P21">&lt;/topology&gt;</text:p>
      <text:p text:style-name="P21"/>
      <text:p text:style-name="Text_20_body">(some lines above are wrapped in this document but not in the original file)</text:p>
      <text:p text:style-name="Text_20_body">The default file shown instructs the configuration server to replicate configuration information only to itself. <text:s/>To configure replication to the Distributed server, delete the two lines:</text:p>
      <text:p text:style-name="P21"><text:s text:c="3"/>&lt;!-- REMOVE THIS LINE TO ADD DISTRIBUTED SERVER</text:p>
      <text:p text:style-name="P21">and</text:p>
      <text:p text:style-name="P21"><text:s text:c="3"/>REMOVE THIS LINE TO ADD DISTRIBUTED SERVER --&gt;</text:p>
      <text:p text:style-name="P21"/>
      <text:p text:style-name="Text_20_body">and change each instance of ‘<text:span text:style-name="T1">DISTRIBUTED_HOSTNAME’</text:span><text:span text:style-name="T9"> to the full name of your Distributed Server.</text:span></text:p>
      <text:h text:style-name="Heading_20_3" text:outline-level="3">Configure registry synchronization on both servers</text:h>
      <text:p text:style-name="Text_20_body">On both the Master and Distributed Servers, edit the file /etc/sipxpbx/registrar-config.in ; at the bottom of the file, you will find a block of lines:</text:p>
      <text:p text:style-name="P43"># See HaSetup.pdf for how to use the following</text:p>
      <text:p text:style-name="P43">#SIP_REGISTRAR_XMLRPC_PORT : 5077</text:p>
      <text:p text:style-name="P43">#SIP_REGISTRAR_NAME : ${MY_FULL_HOSTNAME}</text:p>
      <text:p text:style-name="P43">#SIP_REGISTRAR_SYNC_WITH : MASTER_HOSTNAME, DISTRIBUTED_HOSTNAME</text:p>
      <text:p text:style-name="P44">For each of the last three of these lines, delete the leading ‘#’ character (so that they begin ‘<text:span text:style-name="T1">SIP_REGISTRAR_</text:span>’).</text:p>
      <text:p text:style-name="P44">Replace <text:span text:style-name="T1">MASTER_HOSTNAME </text:span>and<text:span text:style-name="T1"> DISTRIBUTED_HOSTNAME </text:span>with the fully qualified host names of your Master and Distributed Servers.</text:p>
      <text:h text:style-name="P45" text:outline-level="3">Modify proxy routing for redundant services on both servers</text:h>
      <text:p text:style-name="P44">On both the Master and Distributed Servers, edit the file <text:span text:style-name="T1">/etc/sipxpbx/config.defs</text:span></text:p>
      <text:p text:style-name="P44">Find the line:</text:p>
      <text:p text:style-name="P42">REGISTRAR_SERVER_SIP_SRV_OR_HOSTPORT=${MY_FULL_HOSTNAME}</text:p>
      <text:p text:style-name="P44">and add ‘<text:span text:style-name="T1">rr.</text:span>’ after the ‘=’ to make it:</text:p>
      <text:p text:style-name="P42">REGISTRAR_SERVER_SIP_SRV_OR_HOSTPORT=rr.${MY_FULL_HOSTNAME}</text:p>
      <text:p text:style-name="P44">Find the line:</text:p>
      <text:p text:style-name="P42">AUTH_PROXY_SERVER_SIP_SRV_OR_HOSTPORT=${MY_FULL_HOSTNAME}</text:p>
      <text:p text:style-name="P44">and add ‘<text:span text:style-name="T1">ap.</text:span>’ after the ‘=’ to make it:</text:p>
      <text:p text:style-name="P42">AUTH_PROXY_SERVER_SIP_SRV_OR_HOSTPORT=ap.${MY_FULL_HOSTNAME}</text:p>
      <text:p text:style-name="P46">Your HA configuration is complete. <text:s/>You can now proceed to configuring your sys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Walter Gillett</meta:initial-creator>
    <meta:creation-date>2006-01-22T19:07:32</meta:creation-date>
    <dc:date>2006-02-21T19:43:33</dc:date>
    <dc:language>en-US</dc:language>
    <meta:editing-cycles>37</meta:editing-cycles>
    <meta:editing-duration>P1DT17H7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220" meta:word-count="2035" meta:character-count="13854"/>
  </office:meta>
</office:document-meta>
</file>